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2" style:family="paragraph" style:parent-style-name="Standard">
      <style:text-properties fo:color="#000000" fo:font-weight="bold" officeooo:rsid="0019dfb0" officeooo:paragraph-rsid="0018501c" style:font-weight-asian="bold" style:font-weight-complex="bold"/>
    </style:style>
    <style:style style:name="P3" style:family="paragraph" style:parent-style-name="Standard">
      <style:text-properties fo:color="#000000" fo:font-weight="bold" officeooo:rsid="001a75cf" officeooo:paragraph-rsid="001a75cf" style:font-weight-asian="bold" style:font-weight-complex="bold"/>
    </style:style>
    <style:style style:name="P4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5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6" style:family="paragraph" style:parent-style-name="Standard">
      <style:text-properties fo:color="#0000cc" fo:font-weight="bold" officeooo:rsid="001993d4" officeooo:paragraph-rsid="0018501c" style:font-weight-asian="bold" style:font-weight-complex="bold"/>
    </style:style>
    <style:style style:name="P7" style:family="paragraph" style:parent-style-name="Standard" style:list-style-name="L1">
      <style:text-properties fo:color="#996600" fo:font-weight="normal" officeooo:rsid="001fbd49" officeooo:paragraph-rsid="001fbd49" style:font-weight-asian="normal" style:font-weight-complex="normal"/>
    </style:style>
    <style:style style:name="P8" style:family="paragraph" style:parent-style-name="Standard" style:list-style-name="L2">
      <style:text-properties fo:color="#0066cc" fo:font-weight="normal" officeooo:rsid="001fbd49" officeooo:paragraph-rsid="001fbd49" style:font-weight-asian="normal" style:font-weight-complex="normal"/>
    </style:style>
    <style:style style:name="P9" style:family="paragraph" style:parent-style-name="Standard">
      <style:text-properties fo:color="#000000" fo:font-weight="bold" officeooo:rsid="001fbd49" officeooo:paragraph-rsid="001fbd49" style:font-weight-asian="bold" style:font-weight-complex="bold"/>
    </style:style>
    <style:style style:name="P10" style:family="paragraph" style:parent-style-name="Standard">
      <style:text-properties fo:color="#ff3333" fo:font-weight="bold" officeooo:rsid="001fbd49" officeooo:paragraph-rsid="001fbd49" style:font-weight-asian="bold" style:font-weight-complex="bold"/>
    </style:style>
    <style:style style:name="T1" style:family="text">
      <style:text-properties officeooo:rsid="00165ab3"/>
    </style:style>
    <style:style style:name="T2" style:family="text">
      <style:text-properties officeooo:rsid="001a75c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2c65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202c65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02c65" style:font-weight-asian="normal" style:font-weight-complex="normal"/>
    </style:style>
    <style:style style:name="T9" style:family="text">
      <style:text-properties style:text-underline-style="none" officeooo:rsid="00202c65"/>
    </style:style>
    <style:style style:name="T10" style:family="text">
      <style:text-properties fo:color="#ff3333"/>
    </style:style>
    <style:style style:name="T11" style:family="text">
      <style:text-properties fo:color="#ff3333" style:text-underline-style="none" officeooo:rsid="00202c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<text:span text:style-name="T2">1</text:span>L<text:span text:style-name="T2">11</text:span> Notes</text:p>
      <text:p text:style-name="P4"/>
      <text:p text:style-name="P5">Objectives:</text:p>
      <text:list xml:id="list2544524595840203271" text:style-name="L1">
        <text:list-item>
          <text:p text:style-name="P7">Distinguish between a solvent and a solute.</text:p>
        </text:list-item>
        <text:list-item>
          <text:p text:style-name="P7">Describe what happens in the solution process.</text:p>
        </text:list-item>
        <text:list-item>
          <text:p text:style-name="P7">Explain why all ionic compounds are electrolytes.</text:p>
        </text:list-item>
        <text:list-item>
          <text:p text:style-name="P7">Demonstrate how the formula for a hydrate is written</text:p>
        </text:list-item>
      </text:list>
      <text:p text:style-name="P5"/>
      <text:p text:style-name="P5">Key Concepts:</text:p>
      <text:list xml:id="list5020741850429598455" text:style-name="L2">
        <text:list-item>
          <text:p text:style-name="P8">What is the difference between a solvent and a solute?</text:p>
        </text:list-item>
        <text:list-item>
          <text:p text:style-name="P8">What happens in the solution process?</text:p>
        </text:list-item>
        <text:list-item>
          <text:p text:style-name="P8">Why are all ionic compounds electrolytes?</text:p>
        </text:list-item>
        <text:list-item>
          <text:p text:style-name="P8">How do you write the formula for a hydrate?</text:p>
        </text:list-item>
      </text:list>
      <text:p text:style-name="P5"/>
      <text:p text:style-name="P1">Vocabulary / <text:span text:style-name="T1">Important</text:span>:</text:p>
      <text:p text:style-name="P2"/>
      <text:p text:style-name="P2"/>
      <text:p text:style-name="P9">Aqueous Solution</text:p>
      <text:p text:style-name="P9"/>
      <text:p text:style-name="P9"><text:tab/><text:span text:style-name="T3">An </text:span><text:span text:style-name="T5">aqueous solution</text:span><text:span text:style-name="T7"> is water that contains dissolved substances.</text:span></text:p>
      <text:p text:style-name="P9"/>
      <text:p text:style-name="P9">..</text:p>
      <text:p text:style-name="P3"/>
      <text:p text:style-name="P9">Solvent</text:p>
      <text:p text:style-name="P9"/>
      <text:p text:style-name="P9"><text:tab/><text:span text:style-name="T3">In a solution, the dissolving medium is the </text:span><text:span text:style-name="T5">solvent</text:span><text:span text:style-name="T7">.</text:span></text:p>
      <text:p text:style-name="P9"/>
      <text:p text:style-name="P9">..</text:p>
      <text:p text:style-name="P9"/>
      <text:p text:style-name="P9">Solute</text:p>
      <text:p text:style-name="P9"/>
      <text:p text:style-name="P9"><text:tab/><text:span text:style-name="T3">In a solution, the dissolved particles are the </text:span><text:span text:style-name="T5">solute</text:span><text:span text:style-name="T3">.</text:span></text:p>
      <text:p text:style-name="P9"/>
      <text:p text:style-name="P9">..</text:p>
      <text:p text:style-name="P9"/>
      <text:p text:style-name="P10"><text:tab/>A solvent dissolves the solute. The solute becomes dispersed in the solvent.</text:p>
      <text:p text:style-name="P9"/>
      <text:p text:style-name="P9">Solvation</text:p>
      <text:p text:style-name="P9"/>
      <text:p text:style-name="P9"><text:tab/><text:span text:style-name="T3">The process by which the positive and negative ions of an ionic solid become surrounded by <text:tab/>solvent molecules is called </text:span><text:span text:style-name="T5">solvation</text:span><text:span text:style-name="T3">.</text:span></text:p>
      <text:p text:style-name="P9"/>
      <text:p text:style-name="P9">..</text:p>
      <text:p text:style-name="P9"/>
      <text:p text:style-name="P9"/>
      <text:p text:style-name="P9"/>
      <text:p text:style-name="P9"/>
      <text:p text:style-name="P9"/>
      <text:p text:style-name="P9"><text:soft-page-break/>Electrolyte</text:p>
      <text:p text:style-name="P9"/>
      <text:p text:style-name="P9"><text:tab/><text:span text:style-name="T3">An </text:span><text:span text:style-name="T5">electrolyte</text:span><text:span text:style-name="T7"> is a compound that conducts an electric current when it is in an aqueous solution <text:tab/>or in the molten state.</text:span></text:p>
      <text:p text:style-name="P9"/>
      <text:p text:style-name="P9">..</text:p>
      <text:p text:style-name="P9"/>
      <text:p text:style-name="P9"><text:tab/><text:span text:style-name="T10">All ionic compounds are electrolytes because they dissociate into ions.</text:span></text:p>
      <text:p text:style-name="P9"/>
      <text:p text:style-name="P9">Nonelectrolyte</text:p>
      <text:p text:style-name="P9"/>
      <text:p text:style-name="P9"><text:tab/><text:span text:style-name="T3">A compound that does not conduct an electric current in eiher aqueous solution or the molten <text:tab/>state is called a </text:span><text:span text:style-name="T5">nonelectrolyte</text:span><text:span text:style-name="T7">.</text:span></text:p>
      <text:p text:style-name="P9"/>
      <text:p text:style-name="P9">..</text:p>
      <text:p text:style-name="P9"/>
      <text:p text:style-name="P9">Strong Electrolyte</text:p>
      <text:p text:style-name="P9"/>
      <text:p text:style-name="P9"><text:tab/><text:span text:style-name="T4">A </text:span><text:span text:style-name="T6">strong electrolyte</text:span><text:span text:style-name="T8"> conducts electricity well because nearly all of the solute in the solution <text:tab/>exist as ions.</text:span></text:p>
      <text:p text:style-name="P9"/>
      <text:p text:style-name="P9">..</text:p>
      <text:p text:style-name="P9"/>
      <text:p text:style-name="P9">Weak Electrolyte</text:p>
      <text:p text:style-name="P9"/>
      <text:p text:style-name="P9"><text:tab/><text:span text:style-name="T4">A </text:span><text:span text:style-name="T6">weak electrolyte</text:span><text:span text:style-name="T8"> conducts electricity poorly because only a fraction of the solute in the <text:tab/>solution exists as ions.</text:span></text:p>
      <text:p text:style-name="P9"/>
      <text:p text:style-name="P9">..</text:p>
      <text:p text:style-name="P9"/>
      <text:p text:style-name="P9">Hydrate</text:p>
      <text:p text:style-name="P9"/>
      <text:p text:style-name="P9"><text:tab/><text:span text:style-name="T4">A compound that contains water of hydration is called a </text:span><text:span text:style-name="T6">hydrate</text:span><text:span text:style-name="T8">.</text:span></text:p>
      <text:p text:style-name="P9"><text:span text:style-name="T8"/></text:p>
      <text:p text:style-name="P9"><text:span text:style-name="T8"><text:tab/></text:span><text:span text:style-name="T11">In writing the formula of a hydrate, use a dot to connect the formula of the compound and <text:tab/>the number of water molecules per formula unit.</text:span></text:p>
      <text:p text:style-name="P9"/>
      <text:p text:style-name="P9">.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2-10T12:42:44.909922821</dc:date>
    <meta:editing-duration>PT20H17M26S</meta:editing-duration>
    <meta:editing-cycles>8</meta:editing-cycles>
    <meta:generator>LibreOffice/4.4.7.2$Linux_X86_64 LibreOffice_project/40$Build-2</meta:generator>
    <meta:document-statistic meta:table-count="0" meta:image-count="0" meta:object-count="0" meta:page-count="2" meta:paragraph-count="42" meta:word-count="285" meta:character-count="1690" meta:non-whitespace-character-count="1437"/>
  </office:meta>
</office:document-meta>
</file>